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1" svg:font-family="Helvetica"/>
    <style:font-face style:name="DejaVu Sans1" svg:font-family="'DejaVu Sans'" style:font-pitch="variable"/>
    <style:font-face style:name="Helvetica" svg:font-family="Helvetica"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07cm" svg:stroke-color="#000000" draw:stroke-linejoin="round" svg:stroke-linecap="round" draw:fill="none" fo:padding-top="0.003cm" fo:padding-bottom="0.003cm" fo:padding-left="0.003cm" fo:padding-right="0.003cm"/>
    </style:style>
    <style:style style:name="gr2" style:family="graphic" style:parent-style-name="standard">
      <style:graphic-properties draw:stroke="solid" svg:stroke-width="0.019cm" svg:stroke-color="#000000" draw:stroke-linejoin="round" svg:stroke-linecap="round" draw:fill="none" fo:padding-top="0.009cm" fo:padding-bottom="0.009cm" fo:padding-left="0.009cm" fo:padding-right="0.009cm"/>
    </style:style>
    <style:style style:name="gr3" style:family="graphic" style:parent-style-name="standard">
      <style:graphic-properties draw:stroke="solid" svg:stroke-width="0.029cm" svg:stroke-color="#000000" draw:stroke-linejoin="round" svg:stroke-linecap="round" draw:fill="none" fo:padding-top="0.014cm" fo:padding-bottom="0.014cm" fo:padding-left="0.014cm" fo:padding-right="0.014cm"/>
    </style:style>
    <style:style style:name="P1" style:family="paragraph">
      <loext:graphic-properties draw:fill="none"/>
    </style:style>
  </office:automatic-styles>
  <office:body>
    <office:drawing>
      <draw:page draw:name="page1" draw:style-name="dp1" draw:master-page-name="master-page3">
        <draw:line draw:style-name="gr1" draw:text-style-name="P1" draw:layer="layout" svg:x1="9.523cm" svg:y1="2.044cm" svg:x2="9.523cm" svg:y2="10.544cm">
          <text:p/>
        </draw:line>
        <draw:line draw:style-name="gr1" draw:text-style-name="P1" draw:layer="layout" svg:x1="20.04cm" svg:y1="2.044cm" svg:x2="9.523cm" svg:y2="2.044cm">
          <text:p/>
        </draw:line>
        <draw:line draw:style-name="gr1" draw:text-style-name="P1" draw:layer="layout" svg:x1="20.04cm" svg:y1="10.544cm" svg:x2="20.04cm" svg:y2="2.044cm">
          <text:p/>
        </draw:line>
        <draw:line draw:style-name="gr1" draw:text-style-name="P1" draw:layer="layout" svg:x1="9.523cm" svg:y1="10.544cm" svg:x2="20.04cm" svg:y2="10.544cm">
          <text:p/>
        </draw:line>
        <draw:path draw:style-name="gr1" draw:text-style-name="P1" draw:layer="layout" svg:width="0.317cm" svg:height="0.317cm" svg:x="18.585cm" svg:y="2.606cm" svg:viewBox="0 0 318 318" svg:d="M0 160c0-89 71-160 159-160s159 71 159 160c0 87-71 158-159 158s-159-71-159-158z">
          <text:p/>
        </draw:path>
        <draw:path draw:style-name="gr1" draw:text-style-name="P1" draw:layer="layout" svg:width="0.317cm" svg:height="0.317cm" svg:x="18.585cm" svg:y="9.665cm" svg:viewBox="0 0 318 318" svg:d="M0 159c0-88 71-159 159-159s159 71 159 159c0 87-71 159-159 159s-159-72-159-159z">
          <text:p/>
        </draw:path>
        <draw:path draw:style-name="gr1" draw:text-style-name="P1" draw:layer="layout" svg:width="0.316cm" svg:height="0.317cm" svg:x="10.518cm" svg:y="9.665cm" svg:viewBox="0 0 317 318" svg:d="M0 159c0-88 72-159 159-159s158 71 158 159c0 87-71 159-158 159s-159-72-159-159z">
          <text:p/>
        </draw:path>
        <draw:path draw:style-name="gr1" draw:text-style-name="P1" draw:layer="layout" svg:width="0.316cm" svg:height="0.317cm" svg:x="10.518cm" svg:y="2.606cm" svg:viewBox="0 0 317 318" svg:d="M0 160c0-89 72-160 159-160s158 71 158 160c0 87-71 158-158 158s-159-71-159-158z">
          <text:p/>
        </draw:path>
        <draw:line draw:style-name="gr2" draw:text-style-name="P1" draw:layer="layout" svg:x1="11.451cm" svg:y1="7.124cm" svg:x2="11.567cm" svg:y2="7.24cm">
          <text:p/>
        </draw:line>
        <draw:line draw:style-name="gr2" draw:text-style-name="P1" draw:layer="layout" svg:x1="11.567cm" svg:y1="7.124cm" svg:x2="11.451cm" svg:y2="7.24cm">
          <text:p/>
        </draw:line>
        <draw:line draw:style-name="gr2" draw:text-style-name="P1" draw:layer="layout" svg:x1="11.451cm" svg:y1="8.222cm" svg:x2="11.567cm" svg:y2="8.338cm">
          <text:p/>
        </draw:line>
        <draw:line draw:style-name="gr2" draw:text-style-name="P1" draw:layer="layout" svg:x1="11.567cm" svg:y1="8.222cm" svg:x2="11.451cm" svg:y2="8.338cm">
          <text:p/>
        </draw:line>
        <draw:line draw:style-name="gr2" draw:text-style-name="P1" draw:layer="layout" svg:x1="11.817cm" svg:y1="7.124cm" svg:x2="11.933cm" svg:y2="7.24cm">
          <text:p/>
        </draw:line>
        <draw:line draw:style-name="gr2" draw:text-style-name="P1" draw:layer="layout" svg:x1="11.933cm" svg:y1="7.124cm" svg:x2="11.817cm" svg:y2="7.24cm">
          <text:p/>
        </draw:line>
        <draw:line draw:style-name="gr2" draw:text-style-name="P1" draw:layer="layout" svg:x1="11.817cm" svg:y1="8.222cm" svg:x2="11.933cm" svg:y2="8.338cm">
          <text:p/>
        </draw:line>
        <draw:line draw:style-name="gr2" draw:text-style-name="P1" draw:layer="layout" svg:x1="11.933cm" svg:y1="8.222cm" svg:x2="11.817cm" svg:y2="8.338cm">
          <text:p/>
        </draw:line>
        <draw:path draw:style-name="gr2" draw:text-style-name="P1" draw:layer="layout" svg:width="0.144cm" svg:height="0.144cm" svg:x="10.705cm" svg:y="6.378cm" svg:viewBox="0 0 145 145" svg:d="M0 73c0-40 33-73 73-73s72 33 72 73-32 72-72 72-73-32-73-72z">
          <text:p/>
        </draw:path>
        <draw:path draw:style-name="gr2" draw:text-style-name="P1" draw:layer="layout" svg:width="0.144cm" svg:height="0.144cm" svg:x="10.705cm" svg:y="6.744cm" svg:viewBox="0 0 145 145" svg:d="M0 72c0-40 33-72 73-72s72 32 72 72c0 41-32 73-72 73s-73-32-73-73z">
          <text:p/>
        </draw:path>
        <draw:path draw:style-name="gr2" draw:text-style-name="P1" draw:layer="layout" svg:width="0.144cm" svg:height="0.144cm" svg:x="10.705cm" svg:y="7.659cm" svg:viewBox="0 0 145 145" svg:d="M0 73c0-41 33-73 73-73s72 32 72 73c0 39-32 72-72 72s-73-33-73-72z">
          <text:p/>
        </draw:path>
        <draw:path draw:style-name="gr2" draw:text-style-name="P1" draw:layer="layout" svg:width="0.144cm" svg:height="0.144cm" svg:x="10.705cm" svg:y="8.025cm" svg:viewBox="0 0 145 145" svg:d="M0 72c0-40 33-72 73-72s72 32 72 72-32 73-72 73-73-33-73-73z">
          <text:p/>
        </draw:path>
        <draw:path draw:style-name="gr2" draw:text-style-name="P1" draw:layer="layout" svg:width="0.144cm" svg:height="0.144cm" svg:x="11.437cm" svg:y="6.378cm" svg:viewBox="0 0 145 145" svg:d="M0 73c0-40 33-73 73-73 39 0 72 33 72 73s-33 72-72 72c-40 0-73-32-73-72z">
          <text:p/>
        </draw:path>
        <draw:path draw:style-name="gr2" draw:text-style-name="P1" draw:layer="layout" svg:width="0.144cm" svg:height="0.144cm" svg:x="11.803cm" svg:y="6.378cm" svg:viewBox="0 0 145 145" svg:d="M0 73c0-40 32-73 72-73s73 33 73 73-33 72-73 72-72-32-72-72z">
          <text:p/>
        </draw:path>
        <draw:line draw:style-name="gr2" draw:text-style-name="P1" draw:layer="layout" svg:x1="10.777cm" svg:y1="3.802cm" svg:x2="10.777cm" svg:y2="3.975cm">
          <text:p/>
        </draw:line>
        <draw:line draw:style-name="gr2" draw:text-style-name="P1" draw:layer="layout" svg:x1="10.69cm" svg:y1="3.888cm" svg:x2="10.863cm" svg:y2="3.888cm">
          <text:p/>
        </draw:line>
        <draw:line draw:style-name="gr2" draw:text-style-name="P1" draw:layer="layout" svg:x1="10.777cm" svg:y1="4.534cm" svg:x2="10.777cm" svg:y2="4.707cm">
          <text:p/>
        </draw:line>
        <draw:line draw:style-name="gr2" draw:text-style-name="P1" draw:layer="layout" svg:x1="10.69cm" svg:y1="4.62cm" svg:x2="10.863cm" svg:y2="4.62cm">
          <text:p/>
        </draw:line>
        <draw:line draw:style-name="gr2" draw:text-style-name="P1" draw:layer="layout" svg:x1="10.777cm" svg:y1="5.266cm" svg:x2="10.777cm" svg:y2="5.439cm">
          <text:p/>
        </draw:line>
        <draw:line draw:style-name="gr2" draw:text-style-name="P1" draw:layer="layout" svg:x1="10.69cm" svg:y1="5.352cm" svg:x2="10.863cm" svg:y2="5.352cm">
          <text:p/>
        </draw:line>
        <draw:line draw:style-name="gr2" draw:text-style-name="P1" draw:layer="layout" svg:x1="17.727cm" svg:y1="3.805cm" svg:x2="17.727cm" svg:y2="3.978cm">
          <text:p/>
        </draw:line>
        <draw:line draw:style-name="gr2" draw:text-style-name="P1" draw:layer="layout" svg:x1="17.64cm" svg:y1="3.891cm" svg:x2="17.813cm" svg:y2="3.891cm">
          <text:p/>
        </draw:line>
        <draw:line draw:style-name="gr2" draw:text-style-name="P1" draw:layer="layout" svg:x1="17.727cm" svg:y1="4.537cm" svg:x2="17.727cm" svg:y2="4.71cm">
          <text:p/>
        </draw:line>
        <draw:line draw:style-name="gr2" draw:text-style-name="P1" draw:layer="layout" svg:x1="17.64cm" svg:y1="4.623cm" svg:x2="17.813cm" svg:y2="4.623cm">
          <text:p/>
        </draw:line>
        <draw:line draw:style-name="gr2" draw:text-style-name="P1" draw:layer="layout" svg:x1="17.727cm" svg:y1="5.269cm" svg:x2="17.727cm" svg:y2="5.441cm">
          <text:p/>
        </draw:line>
        <draw:line draw:style-name="gr2" draw:text-style-name="P1" draw:layer="layout" svg:x1="17.64cm" svg:y1="5.355cm" svg:x2="17.813cm" svg:y2="5.355cm">
          <text:p/>
        </draw:line>
        <draw:polygon draw:style-name="gr2" draw:text-style-name="P1" draw:layer="layout" svg:width="0.152cm" svg:height="0.153cm" svg:x="13.652cm" svg:y="8.207cm" svg:viewBox="0 0 153 154" draw:points="153,154 153,0 0,0 0,154">
          <text:p/>
        </draw:polygon>
        <draw:polygon draw:style-name="gr2" draw:text-style-name="P1" draw:layer="layout" svg:width="0.153cm" svg:height="0.153cm" svg:x="14.383cm" svg:y="8.207cm" svg:viewBox="0 0 154 154" draw:points="154,154 154,0 0,0 0,154">
          <text:p/>
        </draw:polygon>
        <draw:polygon draw:style-name="gr2" draw:text-style-name="P1" draw:layer="layout" svg:width="0.153cm" svg:height="0.153cm" svg:x="16.213cm" svg:y="8.207cm" svg:viewBox="0 0 154 154" draw:points="154,154 154,0 0,0 0,154">
          <text:p/>
        </draw:polygon>
        <draw:polygon draw:style-name="gr2" draw:text-style-name="P1" draw:layer="layout" svg:width="0.153cm" svg:height="0.153cm" svg:x="17.677cm" svg:y="8.207cm" svg:viewBox="0 0 154 154" draw:points="154,154 154,0 0,0 0,154">
          <text:p/>
        </draw:polygon>
        <draw:polygon draw:style-name="gr3" draw:text-style-name="P1" draw:layer="layout" svg:width="0.171cm" svg:height="0.3cm" svg:x="8.738cm" svg:y="11.79cm" svg:viewBox="0 0 172 301" draw:points="0,301 0,0 72,0 115,15 144,44 158,73 172,130 172,173 158,230 144,259 115,287 72,301">
          <text:p/>
        </draw:polygon>
        <draw:line draw:style-name="gr3" draw:text-style-name="P1" draw:layer="layout" svg:x1="9.038cm" svg:y1="12.09cm" svg:x2="9.038cm" svg:y2="11.89cm">
          <text:p/>
        </draw:line>
        <draw:polyline draw:style-name="gr3" draw:text-style-name="P1" draw:layer="layout" svg:width="0.086cm" svg:height="0.058cm" svg:x="9.038cm" svg:y="11.89cm" svg:viewBox="0 0 87 59" draw:points="0,59 14,29 30,15 58,0 87,0">
          <text:p/>
        </draw:polyline>
        <draw:line draw:style-name="gr3" draw:text-style-name="P1" draw:layer="layout" svg:x1="9.224cm" svg:y1="12.09cm" svg:x2="9.224cm" svg:y2="11.89cm">
          <text:p/>
        </draw:line>
        <draw:polyline draw:style-name="gr3" draw:text-style-name="P1" draw:layer="layout" svg:width="0.029cm" svg:height="0.029cm" svg:x="9.209cm" svg:y="11.79cm" svg:viewBox="0 0 30 30" draw:points="15,0 0,16 15,30 30,16 15,0 15,30">
          <text:p/>
        </draw:polyline>
        <draw:polyline draw:style-name="gr3" draw:text-style-name="P1" draw:layer="layout" svg:width="0.042cm" svg:height="0.3cm" svg:x="9.367cm" svg:y="11.79cm" svg:viewBox="0 0 43 301" draw:points="43,301 14,287 0,259 0,0">
          <text:p/>
        </draw:polyline>
        <draw:polyline draw:style-name="gr3" draw:text-style-name="P1" draw:layer="layout" svg:width="0.043cm" svg:height="0.3cm" svg:x="9.524cm" svg:y="11.79cm" svg:viewBox="0 0 44 301" draw:points="44,301 14,287 0,259 0,0">
          <text:p/>
        </draw:polyline>
        <draw:polyline draw:style-name="gr3" draw:text-style-name="P1" draw:layer="layout" svg:width="0.2cm" svg:height="0.3cm" svg:x="9.909cm" svg:y="11.79cm" svg:viewBox="0 0 201 301" draw:points="0,301 0,0 100,216 201,0 201,301">
          <text:p/>
        </draw:polyline>
        <draw:polyline draw:style-name="gr3" draw:text-style-name="P1" draw:layer="layout" svg:width="0.129cm" svg:height="0.2cm" svg:x="10.252cm" svg:y="11.89cm" svg:viewBox="0 0 130 201" draw:points="130,201 130,43 116,15 87,0 29,0 0,15">
          <text:p/>
        </draw:polyline>
        <draw:polyline draw:style-name="gr3" draw:text-style-name="P1" draw:layer="layout" svg:width="0.143cm" svg:height="0.128cm" svg:x="10.238cm" svg:y="11.962cm" svg:viewBox="0 0 144 129" draw:points="144,115 115,129 43,129 14,115 0,87 0,58 14,29 43,15 115,15 144,0">
          <text:p/>
        </draw:polyline>
        <draw:line draw:style-name="gr3" draw:text-style-name="P1" draw:layer="layout" svg:x1="10.524cm" svg:y1="11.89cm" svg:x2="10.524cm" svg:y2="12.19cm">
          <text:p/>
        </draw:line>
        <draw:polyline draw:style-name="gr3" draw:text-style-name="P1" draw:layer="layout" svg:width="0.143cm" svg:height="0.2cm" svg:x="10.524cm" svg:y="11.89cm" svg:viewBox="0 0 144 201" draw:points="0,15 28,0 86,0 115,15 129,29 144,58 144,143 129,173 115,187 86,201 28,201 0,187">
          <text:p/>
        </draw:polyline>
        <draw:polyline draw:style-name="gr3" draw:text-style-name="P1" draw:layer="layout" svg:width="0.028cm" svg:height="0.028cm" svg:x="10.781cm" svg:y="12.062cm" svg:viewBox="0 0 29 29" draw:points="15,0 29,14 15,29 0,14 15,0 15,29">
          <text:p/>
        </draw:polyline>
        <draw:polyline draw:style-name="gr3" draw:text-style-name="P1" draw:layer="layout" svg:width="0.028cm" svg:height="0.028cm" svg:x="10.781cm" svg:y="11.905cm" svg:viewBox="0 0 29 29" draw:points="15,0 29,15 15,29 0,15 15,0 15,29">
          <text:p/>
        </draw:polyline>
        <draw:line draw:style-name="gr3" draw:text-style-name="P1" draw:layer="layout" svg:x1="8.336cm" svg:y1="12.527cm" svg:x2="8.453cm" svg:y2="12.643cm">
          <text:p/>
        </draw:line>
        <draw:line draw:style-name="gr3" draw:text-style-name="P1" draw:layer="layout" svg:x1="8.453cm" svg:y1="12.527cm" svg:x2="8.336cm" svg:y2="12.643cm">
          <text:p/>
        </draw:line>
        <draw:polygon draw:style-name="gr3" draw:text-style-name="P1" draw:layer="layout" svg:width="0.171cm" svg:height="0.3cm" svg:x="8.724cm" svg:y="12.42cm" svg:viewBox="0 0 172 301" draw:points="71,0 101,0 129,15 144,29 158,58 172,115 172,186 158,243 144,272 129,286 101,301 71,301 43,286 28,272 14,243 0,186 0,115 14,58 28,29 43,15">
          <text:p/>
        </draw:polygon>
        <draw:polyline draw:style-name="gr3" draw:text-style-name="P1" draw:layer="layout" svg:width="0.029cm" svg:height="0.028cm" svg:x="9.009cm" svg:y="12.692cm" svg:viewBox="0 0 30 29" draw:points="15,0 30,15 15,29 0,15 15,0 15,29">
          <text:p/>
        </draw:polyline>
        <draw:polyline draw:style-name="gr3" draw:text-style-name="P1" draw:layer="layout" svg:width="0.172cm" svg:height="0.3cm" svg:x="9.152cm" svg:y="12.42cm" svg:viewBox="0 0 173 301" draw:points="57,129 29,115 15,100 0,72 0,58 15,29 29,15 57,0 115,0 143,15 157,29 173,58 173,72 157,100 143,115 115,129 57,129 29,143 15,158 0,186 0,243 15,272 29,286 57,301 115,301 143,286 157,272 173,243 173,186 157,158 143,143 115,129">
          <text:p/>
        </draw:polyline>
        <draw:polygon draw:style-name="gr3" draw:text-style-name="P1" draw:layer="layout" svg:width="0.171cm" svg:height="0.3cm" svg:x="9.438cm" svg:y="12.42cm" svg:viewBox="0 0 172 301" draw:points="72,0 101,0 130,15 144,29 158,58 172,115 172,186 158,243 144,272 130,286 101,301 72,301 43,286 29,272 14,243 0,186 0,115 14,58 29,29 43,15">
          <text:p/>
        </draw:polygon>
        <draw:line draw:style-name="gr3" draw:text-style-name="P1" draw:layer="layout" svg:x1="9.738cm" svg:y1="12.72cm" svg:x2="9.738cm" svg:y2="12.52cm">
          <text:p/>
        </draw:line>
        <draw:polyline draw:style-name="gr3" draw:text-style-name="P1" draw:layer="layout" svg:width="0.129cm" svg:height="0.2cm" svg:x="9.738cm" svg:y="12.52cm" svg:viewBox="0 0 130 201" draw:points="0,29 14,15 43,0 87,0 115,15 130,43 130,201">
          <text:p/>
        </draw:polyline>
        <draw:polyline draw:style-name="gr3" draw:text-style-name="P1" draw:layer="layout" svg:width="0.128cm" svg:height="0.2cm" svg:x="9.867cm" svg:y="12.52cm" svg:viewBox="0 0 129 201" draw:points="0,43 14,15 42,0 86,0 115,15 129,43 129,201">
          <text:p/>
        </draw:polyline>
        <draw:line draw:style-name="gr3" draw:text-style-name="P1" draw:layer="layout" svg:x1="10.138cm" svg:y1="12.72cm" svg:x2="10.138cm" svg:y2="12.52cm">
          <text:p/>
        </draw:line>
        <draw:polyline draw:style-name="gr3" draw:text-style-name="P1" draw:layer="layout" svg:width="0.129cm" svg:height="0.2cm" svg:x="10.138cm" svg:y="12.52cm" svg:viewBox="0 0 130 201" draw:points="0,29 14,15 44,0 87,0 115,15 130,43 130,201">
          <text:p/>
        </draw:polyline>
        <draw:polyline draw:style-name="gr3" draw:text-style-name="P1" draw:layer="layout" svg:width="0.128cm" svg:height="0.2cm" svg:x="10.267cm" svg:y="12.52cm" svg:viewBox="0 0 129 201" draw:points="0,43 14,15 43,0 86,0 115,15 129,43 129,201">
          <text:p/>
        </draw:polyline>
        <draw:line draw:style-name="gr3" draw:text-style-name="P1" draw:layer="layout" svg:x1="10.982cm" svg:y1="12.406cm" svg:x2="10.724cm" svg:y2="12.793cm">
          <text:p/>
        </draw:line>
        <draw:polygon draw:style-name="gr3" draw:text-style-name="P1" draw:layer="layout" svg:width="0.172cm" svg:height="0.3cm" svg:x="11.295cm" svg:y="12.42cm" svg:viewBox="0 0 173 301" draw:points="72,0 101,0 130,15 144,29 158,58 173,115 173,186 158,243 144,272 130,286 101,301 72,301 43,286 29,272 14,243 0,186 0,115 14,58 29,29 43,15">
          <text:p/>
        </draw:polygon>
        <draw:polyline draw:style-name="gr3" draw:text-style-name="P1" draw:layer="layout" svg:width="0.028cm" svg:height="0.028cm" svg:x="11.581cm" svg:y="12.692cm" svg:viewBox="0 0 29 29" draw:points="14,0 29,15 14,29 0,15 14,0 14,29">
          <text:p/>
        </draw:polyline>
        <draw:polygon draw:style-name="gr3" draw:text-style-name="P1" draw:layer="layout" svg:width="0.171cm" svg:height="0.3cm" svg:x="11.724cm" svg:y="12.42cm" svg:viewBox="0 0 172 301" draw:points="71,0 100,0 128,15 143,29 157,58 172,115 172,186 157,243 143,272 128,286 100,301 71,301 43,286 28,272 14,243 0,186 0,115 14,58 28,29 43,15">
          <text:p/>
        </draw:polygon>
        <draw:polyline draw:style-name="gr3" draw:text-style-name="P1" draw:layer="layout" svg:width="0.186cm" svg:height="0.3cm" svg:x="11.995cm" svg:y="12.42cm" svg:viewBox="0 0 187 301" draw:points="0,0 187,0 86,115 130,115 158,129 173,143 187,172 187,243 173,272 158,286 130,301 43,301 14,286 0,272">
          <text:p/>
        </draw:polyline>
        <draw:line draw:style-name="gr3" draw:text-style-name="P1" draw:layer="layout" svg:x1="12.467cm" svg:y1="12.72cm" svg:x2="12.295cm" svg:y2="12.72cm">
          <text:p/>
        </draw:line>
        <draw:polyline draw:style-name="gr3" draw:text-style-name="P1" draw:layer="layout" svg:width="0.086cm" svg:height="0.3cm" svg:x="12.295cm" svg:y="12.42cm" svg:viewBox="0 0 87 301" draw:points="87,301 87,0 57,43 29,72 0,86">
          <text:p/>
        </draw:polyline>
        <draw:line draw:style-name="gr3" draw:text-style-name="P1" draw:layer="layout" svg:x1="12.581cm" svg:y1="12.42cm" svg:x2="12.581cm" svg:y2="12.478cm">
          <text:p/>
        </draw:line>
        <draw:line draw:style-name="gr3" draw:text-style-name="P1" draw:layer="layout" svg:x1="12.695cm" svg:y1="12.42cm" svg:x2="12.695cm" svg:y2="12.478cm">
          <text:p/>
        </draw:line>
        <draw:polyline draw:style-name="gr3" draw:text-style-name="P1" draw:layer="layout" svg:width="0.086cm" svg:height="0.457cm" svg:x="13.052cm" svg:y="12.378cm" svg:viewBox="0 0 87 458" draw:points="87,458 72,443 43,401 29,372 15,329 0,258 0,201 15,128 29,85 43,57 72,14 87,0">
          <text:p/>
        </draw:polyline>
        <draw:line draw:style-name="gr3" draw:text-style-name="P1" draw:layer="layout" svg:x1="13.381cm" svg:y1="12.52cm" svg:x2="13.381cm" svg:y2="12.72cm">
          <text:p/>
        </draw:line>
        <draw:polyline draw:style-name="gr3" draw:text-style-name="P1" draw:layer="layout" svg:width="0.186cm" svg:height="0.214cm" svg:x="13.238cm" svg:y="12.406cm" svg:viewBox="0 0 187 215" draw:points="71,0 0,215 187,215">
          <text:p/>
        </draw:polyline>
        <draw:line draw:style-name="gr3" draw:text-style-name="P1" draw:layer="layout" svg:x1="13.767cm" svg:y1="12.72cm" svg:x2="13.767cm" svg:y2="12.42cm">
          <text:p/>
        </draw:line>
        <draw:polyline draw:style-name="gr3" draw:text-style-name="P1" draw:layer="layout" svg:width="0.128cm" svg:height="0.2cm" svg:x="13.767cm" svg:y="12.52cm" svg:viewBox="0 0 129 201" draw:points="129,201 129,43 114,15 85,0 42,0 14,15 0,29">
          <text:p/>
        </draw:polyline>
        <draw:polygon draw:style-name="gr3" draw:text-style-name="P1" draw:layer="layout" svg:width="0.157cm" svg:height="0.2cm" svg:x="14.024cm" svg:y="12.52cm" svg:viewBox="0 0 158 201" draw:points="58,201 29,187 14,173 0,144 0,58 14,29 29,15 58,0 101,0 129,15 144,29 158,58 158,144 144,173 129,187 101,201">
          <text:p/>
        </draw:polygon>
        <draw:polyline draw:style-name="gr3" draw:text-style-name="P1" draw:layer="layout" svg:width="0.043cm" svg:height="0.3cm" svg:x="14.309cm" svg:y="12.42cm" svg:viewBox="0 0 44 301" draw:points="44,301 15,286 0,258 0,0">
          <text:p/>
        </draw:polyline>
        <draw:polyline draw:style-name="gr3" draw:text-style-name="P1" draw:layer="layout" svg:width="0.143cm" svg:height="0.2cm" svg:x="14.452cm" svg:y="12.52cm" svg:viewBox="0 0 144 201" draw:points="130,187 100,201 43,201 15,187 0,159 0,43 15,15 43,0 100,0 130,15 144,43 144,72 0,100">
          <text:p/>
        </draw:polyline>
        <draw:polyline draw:style-name="gr3" draw:text-style-name="P1" draw:layer="layout" svg:width="0.129cm" svg:height="0.2cm" svg:x="14.709cm" svg:y="12.52cm" svg:viewBox="0 0 130 201" draw:points="0,187 29,201 87,201 116,187 130,159 130,144 116,115 87,100 43,100 15,86 0,58 0,43 15,15 43,0 87,0 116,15">
          <text:p/>
        </draw:polyline>
        <draw:polyline draw:style-name="gr3" draw:text-style-name="P1" draw:layer="layout" svg:width="0.086cm" svg:height="0.457cm" svg:x="14.938cm" svg:y="12.378cm" svg:viewBox="0 0 87 458" draw:points="0,458 14,443 43,401 57,372 72,329 87,258 87,201 72,128 57,85 43,57 14,14 0,0">
          <text:p/>
        </draw:polyline>
        <draw:path draw:style-name="gr3" draw:text-style-name="P1" draw:layer="layout" svg:width="0.144cm" svg:height="0.144cm" svg:x="8.308cm" svg:y="12.909cm" svg:viewBox="0 0 145 145" svg:d="M0 72c0-40 32-72 72-72 39 0 73 32 73 72s-34 73-73 73c-40 0-72-33-72-73z">
          <text:p/>
        </draw:path>
        <draw:line draw:style-name="gr3" draw:text-style-name="P1" draw:layer="layout" svg:x1="8.895cm" svg:y1="13.116cm" svg:x2="8.724cm" svg:y2="13.116cm">
          <text:p/>
        </draw:line>
        <draw:polyline draw:style-name="gr3" draw:text-style-name="P1" draw:layer="layout" svg:width="0.085cm" svg:height="0.3cm" svg:x="8.724cm" svg:y="12.816cm" svg:viewBox="0 0 86 301" draw:points="86,301 86,0 57,43 28,72 0,86">
          <text:p/>
        </draw:polyline>
        <draw:polyline draw:style-name="gr3" draw:text-style-name="P1" draw:layer="layout" svg:width="0.029cm" svg:height="0.028cm" svg:x="9.009cm" svg:y="13.088cm" svg:viewBox="0 0 30 29" draw:points="15,0 30,15 15,29 0,15 15,0 15,29">
          <text:p/>
        </draw:polyline>
        <draw:polygon draw:style-name="gr3" draw:text-style-name="P1" draw:layer="layout" svg:width="0.172cm" svg:height="0.3cm" svg:x="9.152cm" svg:y="12.816cm" svg:viewBox="0 0 173 301" draw:points="72,0 100,0 129,15 143,29 157,58 173,115 173,186 157,244 143,273 129,287 100,301 72,301 43,287 29,273 15,244 0,186 0,115 15,58 29,29 43,15">
          <text:p/>
        </draw:polygon>
        <draw:polygon draw:style-name="gr3" draw:text-style-name="P1" draw:layer="layout" svg:width="0.171cm" svg:height="0.3cm" svg:x="9.438cm" svg:y="12.816cm" svg:viewBox="0 0 172 301" draw:points="72,0 101,0 130,15 144,29 158,58 172,115 172,186 158,244 144,273 130,287 101,301 72,301 43,287 29,273 14,244 0,186 0,115 14,58 29,29 43,15">
          <text:p/>
        </draw:polygon>
        <draw:line draw:style-name="gr3" draw:text-style-name="P1" draw:layer="layout" svg:x1="9.738cm" svg:y1="13.116cm" svg:x2="9.738cm" svg:y2="12.916cm">
          <text:p/>
        </draw:line>
        <draw:polyline draw:style-name="gr3" draw:text-style-name="P1" draw:layer="layout" svg:width="0.129cm" svg:height="0.2cm" svg:x="9.738cm" svg:y="12.916cm" svg:viewBox="0 0 130 201" draw:points="0,29 14,15 43,0 87,0 115,15 130,43 130,201">
          <text:p/>
        </draw:polyline>
        <draw:polyline draw:style-name="gr3" draw:text-style-name="P1" draw:layer="layout" svg:width="0.128cm" svg:height="0.2cm" svg:x="9.867cm" svg:y="12.916cm" svg:viewBox="0 0 129 201" draw:points="0,43 14,15 42,0 86,0 115,15 129,43 129,201">
          <text:p/>
        </draw:polyline>
        <draw:line draw:style-name="gr3" draw:text-style-name="P1" draw:layer="layout" svg:x1="10.138cm" svg:y1="13.116cm" svg:x2="10.138cm" svg:y2="12.916cm">
          <text:p/>
        </draw:line>
        <draw:polyline draw:style-name="gr3" draw:text-style-name="P1" draw:layer="layout" svg:width="0.129cm" svg:height="0.2cm" svg:x="10.138cm" svg:y="12.916cm" svg:viewBox="0 0 130 201" draw:points="0,29 14,15 44,0 87,0 115,15 130,43 130,201">
          <text:p/>
        </draw:polyline>
        <draw:polyline draw:style-name="gr3" draw:text-style-name="P1" draw:layer="layout" svg:width="0.128cm" svg:height="0.2cm" svg:x="10.267cm" svg:y="12.916cm" svg:viewBox="0 0 129 201" draw:points="0,43 14,15 43,0 86,0 115,15 129,43 129,201">
          <text:p/>
        </draw:polyline>
        <draw:line draw:style-name="gr3" draw:text-style-name="P1" draw:layer="layout" svg:x1="10.982cm" svg:y1="12.802cm" svg:x2="10.724cm" svg:y2="13.189cm">
          <text:p/>
        </draw:line>
        <draw:polygon draw:style-name="gr3" draw:text-style-name="P1" draw:layer="layout" svg:width="0.172cm" svg:height="0.3cm" svg:x="11.295cm" svg:y="12.816cm" svg:viewBox="0 0 173 301" draw:points="72,0 101,0 130,15 144,29 158,58 173,115 173,186 158,244 144,273 130,287 101,301 72,301 43,287 29,273 14,244 0,186 0,115 14,58 29,29 43,15">
          <text:p/>
        </draw:polygon>
        <draw:polyline draw:style-name="gr3" draw:text-style-name="P1" draw:layer="layout" svg:width="0.028cm" svg:height="0.028cm" svg:x="11.581cm" svg:y="13.088cm" svg:viewBox="0 0 29 29" draw:points="14,0 29,15 14,29 0,15 14,0 14,29">
          <text:p/>
        </draw:polyline>
        <draw:polygon draw:style-name="gr3" draw:text-style-name="P1" draw:layer="layout" svg:width="0.171cm" svg:height="0.3cm" svg:x="11.724cm" svg:y="12.816cm" svg:viewBox="0 0 172 301" draw:points="71,0 100,0 128,15 143,29 157,58 172,115 172,186 157,244 143,273 128,287 100,301 71,301 43,287 28,273 14,244 0,186 0,115 14,58 28,29 43,15">
          <text:p/>
        </draw:polygon>
        <draw:polyline draw:style-name="gr3" draw:text-style-name="P1" draw:layer="layout" svg:width="0.186cm" svg:height="0.3cm" svg:x="11.995cm" svg:y="12.816cm" svg:viewBox="0 0 187 301" draw:points="0,0 187,0 86,115 130,115 158,129 173,143 187,172 187,244 173,273 158,287 130,301 43,301 14,287 0,273">
          <text:p/>
        </draw:polyline>
        <draw:polyline draw:style-name="gr3" draw:text-style-name="P1" draw:layer="layout" svg:width="0.172cm" svg:height="0.3cm" svg:x="12.295cm" svg:y="12.816cm" svg:viewBox="0 0 173 301" draw:points="29,301 86,301 115,287 130,273 158,230 173,172 173,58 158,29 144,15 115,0 57,0 29,15 14,29 0,58 0,129 14,158 29,172 57,186 115,186 144,172 158,158 173,129">
          <text:p/>
        </draw:polyline>
        <draw:line draw:style-name="gr3" draw:text-style-name="P1" draw:layer="layout" svg:x1="12.581cm" svg:y1="12.816cm" svg:x2="12.581cm" svg:y2="12.874cm">
          <text:p/>
        </draw:line>
        <draw:line draw:style-name="gr3" draw:text-style-name="P1" draw:layer="layout" svg:x1="12.695cm" svg:y1="12.816cm" svg:x2="12.695cm" svg:y2="12.874cm">
          <text:p/>
        </draw:line>
        <draw:polyline draw:style-name="gr3" draw:text-style-name="P1" draw:layer="layout" svg:width="0.086cm" svg:height="0.457cm" svg:x="13.052cm" svg:y="12.774cm" svg:viewBox="0 0 87 458" draw:points="87,458 72,443 43,401 29,372 15,329 0,258 0,200 15,128 29,85 43,57 72,14 87,0">
          <text:p/>
        </draw:polyline>
        <draw:polyline draw:style-name="gr3" draw:text-style-name="P1" draw:layer="layout" svg:width="0.171cm" svg:height="0.3cm" svg:x="13.238cm" svg:y="12.816cm" svg:viewBox="0 0 172 301" draw:points="144,0 87,0 58,15 44,29 14,72 0,129 0,244 14,273 30,287 58,301 115,301 144,287 158,273 172,244 172,172 158,143 144,129 115,115 58,115 30,129 14,143 0,172">
          <text:p/>
        </draw:polyline>
        <draw:line draw:style-name="gr3" draw:text-style-name="P1" draw:layer="layout" svg:x1="13.767cm" svg:y1="13.116cm" svg:x2="13.767cm" svg:y2="12.816cm">
          <text:p/>
        </draw:line>
        <draw:polyline draw:style-name="gr3" draw:text-style-name="P1" draw:layer="layout" svg:width="0.128cm" svg:height="0.2cm" svg:x="13.767cm" svg:y="12.916cm" svg:viewBox="0 0 129 201" draw:points="129,201 129,43 114,15 85,0 42,0 14,15 0,29">
          <text:p/>
        </draw:polyline>
        <draw:polygon draw:style-name="gr3" draw:text-style-name="P1" draw:layer="layout" svg:width="0.157cm" svg:height="0.2cm" svg:x="14.024cm" svg:y="12.916cm" svg:viewBox="0 0 158 201" draw:points="58,201 29,187 14,173 0,144 0,58 14,29 29,15 58,0 101,0 129,15 144,29 158,58 158,144 144,173 129,187 101,201">
          <text:p/>
        </draw:polygon>
        <draw:polyline draw:style-name="gr3" draw:text-style-name="P1" draw:layer="layout" svg:width="0.043cm" svg:height="0.3cm" svg:x="14.309cm" svg:y="12.816cm" svg:viewBox="0 0 44 301" draw:points="44,301 15,287 0,259 0,0">
          <text:p/>
        </draw:polyline>
        <draw:polyline draw:style-name="gr3" draw:text-style-name="P1" draw:layer="layout" svg:width="0.143cm" svg:height="0.2cm" svg:x="14.452cm" svg:y="12.916cm" svg:viewBox="0 0 144 201" draw:points="130,187 100,201 43,201 15,187 0,159 0,43 15,15 43,0 100,0 130,15 144,43 144,72 0,100">
          <text:p/>
        </draw:polyline>
        <draw:polyline draw:style-name="gr3" draw:text-style-name="P1" draw:layer="layout" svg:width="0.129cm" svg:height="0.2cm" svg:x="14.709cm" svg:y="12.916cm" svg:viewBox="0 0 130 201" draw:points="0,187 29,201 87,201 116,187 130,159 130,144 116,115 87,100 43,100 15,86 0,58 0,43 15,15 43,0 87,0 116,15">
          <text:p/>
        </draw:polyline>
        <draw:polyline draw:style-name="gr3" draw:text-style-name="P1" draw:layer="layout" svg:width="0.086cm" svg:height="0.457cm" svg:x="14.938cm" svg:y="12.774cm" svg:viewBox="0 0 87 458" draw:points="0,458 14,443 43,401 57,372 72,329 87,258 87,200 72,128 57,85 43,57 14,14 0,0">
          <text:p/>
        </draw:polyline>
        <draw:line draw:style-name="gr3" draw:text-style-name="P1" draw:layer="layout" svg:x1="8.365cm" svg:y1="13.29cm" svg:x2="8.365cm" svg:y2="13.463cm">
          <text:p/>
        </draw:line>
        <draw:line draw:style-name="gr3" draw:text-style-name="P1" draw:layer="layout" svg:x1="8.279cm" svg:y1="13.377cm" svg:x2="8.452cm" svg:y2="13.377cm">
          <text:p/>
        </draw:line>
        <draw:line draw:style-name="gr3" draw:text-style-name="P1" draw:layer="layout" svg:x1="8.895cm" svg:y1="13.512cm" svg:x2="8.724cm" svg:y2="13.512cm">
          <text:p/>
        </draw:line>
        <draw:polyline draw:style-name="gr3" draw:text-style-name="P1" draw:layer="layout" svg:width="0.085cm" svg:height="0.3cm" svg:x="8.724cm" svg:y="13.212cm" svg:viewBox="0 0 86 301" draw:points="86,301 86,0 57,43 28,72 0,86">
          <text:p/>
        </draw:polyline>
        <draw:polyline draw:style-name="gr3" draw:text-style-name="P1" draw:layer="layout" svg:width="0.029cm" svg:height="0.028cm" svg:x="9.009cm" svg:y="13.484cm" svg:viewBox="0 0 30 29" draw:points="15,0 30,14 15,29 0,14 15,0 15,29">
          <text:p/>
        </draw:polyline>
        <draw:polyline draw:style-name="gr3" draw:text-style-name="P1" draw:layer="layout" svg:width="0.186cm" svg:height="0.3cm" svg:x="9.138cm" svg:y="13.212cm" svg:viewBox="0 0 187 301" draw:points="14,29 30,15 58,0 130,0 158,15 172,29 187,58 187,86 172,130 0,301 187,301">
          <text:p/>
        </draw:polyline>
        <draw:polygon draw:style-name="gr3" draw:text-style-name="P1" draw:layer="layout" svg:width="0.171cm" svg:height="0.3cm" svg:x="9.438cm" svg:y="13.212cm" svg:viewBox="0 0 172 301" draw:points="72,0 101,0 130,15 144,29 158,58 172,116 172,187 158,244 144,273 130,287 101,301 72,301 43,287 29,273 14,244 0,187 0,116 14,58 29,29 43,15">
          <text:p/>
        </draw:polygon>
        <draw:line draw:style-name="gr3" draw:text-style-name="P1" draw:layer="layout" svg:x1="9.738cm" svg:y1="13.512cm" svg:x2="9.738cm" svg:y2="13.312cm">
          <text:p/>
        </draw:line>
        <draw:polyline draw:style-name="gr3" draw:text-style-name="P1" draw:layer="layout" svg:width="0.129cm" svg:height="0.2cm" svg:x="9.738cm" svg:y="13.312cm" svg:viewBox="0 0 130 201" draw:points="0,29 14,15 43,0 87,0 115,15 130,43 130,201">
          <text:p/>
        </draw:polyline>
        <draw:polyline draw:style-name="gr3" draw:text-style-name="P1" draw:layer="layout" svg:width="0.128cm" svg:height="0.2cm" svg:x="9.867cm" svg:y="13.312cm" svg:viewBox="0 0 129 201" draw:points="0,43 14,15 42,0 86,0 115,15 129,43 129,201">
          <text:p/>
        </draw:polyline>
        <draw:line draw:style-name="gr3" draw:text-style-name="P1" draw:layer="layout" svg:x1="10.138cm" svg:y1="13.512cm" svg:x2="10.138cm" svg:y2="13.312cm">
          <text:p/>
        </draw:line>
        <draw:polyline draw:style-name="gr3" draw:text-style-name="P1" draw:layer="layout" svg:width="0.129cm" svg:height="0.2cm" svg:x="10.138cm" svg:y="13.312cm" svg:viewBox="0 0 130 201" draw:points="0,29 14,15 44,0 87,0 115,15 130,43 130,201">
          <text:p/>
        </draw:polyline>
        <draw:polyline draw:style-name="gr3" draw:text-style-name="P1" draw:layer="layout" svg:width="0.128cm" svg:height="0.2cm" svg:x="10.267cm" svg:y="13.312cm" svg:viewBox="0 0 129 201" draw:points="0,43 14,15 43,0 86,0 115,15 129,43 129,201">
          <text:p/>
        </draw:polyline>
        <draw:line draw:style-name="gr3" draw:text-style-name="P1" draw:layer="layout" svg:x1="10.982cm" svg:y1="13.198cm" svg:x2="10.724cm" svg:y2="13.585cm">
          <text:p/>
        </draw:line>
        <draw:polygon draw:style-name="gr3" draw:text-style-name="P1" draw:layer="layout" svg:width="0.172cm" svg:height="0.3cm" svg:x="11.295cm" svg:y="13.212cm" svg:viewBox="0 0 173 301" draw:points="72,0 101,0 130,15 144,29 158,58 173,116 173,187 158,244 144,273 130,287 101,301 72,301 43,287 29,273 14,244 0,187 0,116 14,58 29,29 43,15">
          <text:p/>
        </draw:polygon>
        <draw:polyline draw:style-name="gr3" draw:text-style-name="P1" draw:layer="layout" svg:width="0.028cm" svg:height="0.028cm" svg:x="11.581cm" svg:y="13.484cm" svg:viewBox="0 0 29 29" draw:points="14,0 29,14 14,29 0,14 14,0 14,29">
          <text:p/>
        </draw:polyline>
        <draw:polygon draw:style-name="gr3" draw:text-style-name="P1" draw:layer="layout" svg:width="0.171cm" svg:height="0.3cm" svg:x="11.724cm" svg:y="13.212cm" svg:viewBox="0 0 172 301" draw:points="71,0 100,0 128,15 143,29 157,58 172,116 172,187 157,244 143,273 128,287 100,301 71,301 43,287 28,273 14,244 0,187 0,116 14,58 28,29 43,15">
          <text:p/>
        </draw:polygon>
        <draw:line draw:style-name="gr3" draw:text-style-name="P1" draw:layer="layout" svg:x1="12.152cm" svg:y1="13.312cm" svg:x2="12.152cm" svg:y2="13.512cm">
          <text:p/>
        </draw:line>
        <draw:polyline draw:style-name="gr3" draw:text-style-name="P1" draw:layer="layout" svg:width="0.186cm" svg:height="0.214cm" svg:x="12.009cm" svg:y="13.198cm" svg:viewBox="0 0 187 215" draw:points="72,0 0,215 187,215">
          <text:p/>
        </draw:polyline>
        <draw:polyline draw:style-name="gr3" draw:text-style-name="P1" draw:layer="layout" svg:width="0.2cm" svg:height="0.3cm" svg:x="12.281cm" svg:y="13.212cm" svg:viewBox="0 0 201 301" draw:points="0,0 201,0 71,301">
          <text:p/>
        </draw:polyline>
        <draw:line draw:style-name="gr3" draw:text-style-name="P1" draw:layer="layout" svg:x1="12.581cm" svg:y1="13.212cm" svg:x2="12.581cm" svg:y2="13.27cm">
          <text:p/>
        </draw:line>
        <draw:line draw:style-name="gr3" draw:text-style-name="P1" draw:layer="layout" svg:x1="12.695cm" svg:y1="13.212cm" svg:x2="12.695cm" svg:y2="13.27cm">
          <text:p/>
        </draw:line>
        <draw:polyline draw:style-name="gr3" draw:text-style-name="P1" draw:layer="layout" svg:width="0.086cm" svg:height="0.457cm" svg:x="13.052cm" svg:y="13.17cm" svg:viewBox="0 0 87 458" draw:points="87,458 72,443 43,401 29,372 15,329 0,257 0,200 15,128 29,85 43,57 72,14 87,0">
          <text:p/>
        </draw:polyline>
        <draw:polyline draw:style-name="gr3" draw:text-style-name="P1" draw:layer="layout" svg:width="0.171cm" svg:height="0.3cm" svg:x="13.238cm" svg:y="13.212cm" svg:viewBox="0 0 172 301" draw:points="144,0 87,0 58,15 44,29 14,72 0,130 0,244 14,273 30,287 58,301 115,301 144,287 158,273 172,244 172,173 158,144 144,130 115,116 58,116 30,130 14,144 0,173">
          <text:p/>
        </draw:polyline>
        <draw:line draw:style-name="gr3" draw:text-style-name="P1" draw:layer="layout" svg:x1="13.767cm" svg:y1="13.512cm" svg:x2="13.767cm" svg:y2="13.212cm">
          <text:p/>
        </draw:line>
        <draw:polyline draw:style-name="gr3" draw:text-style-name="P1" draw:layer="layout" svg:width="0.128cm" svg:height="0.2cm" svg:x="13.767cm" svg:y="13.312cm" svg:viewBox="0 0 129 201" draw:points="129,201 129,43 114,15 85,0 42,0 14,15 0,29">
          <text:p/>
        </draw:polyline>
        <draw:polygon draw:style-name="gr3" draw:text-style-name="P1" draw:layer="layout" svg:width="0.157cm" svg:height="0.2cm" svg:x="14.024cm" svg:y="13.312cm" svg:viewBox="0 0 158 201" draw:points="58,201 29,187 14,173 0,144 0,58 14,29 29,15 58,0 101,0 129,15 144,29 158,58 158,144 144,173 129,187 101,201">
          <text:p/>
        </draw:polygon>
        <draw:polyline draw:style-name="gr3" draw:text-style-name="P1" draw:layer="layout" svg:width="0.043cm" svg:height="0.3cm" svg:x="14.309cm" svg:y="13.212cm" svg:viewBox="0 0 44 301" draw:points="44,301 15,287 0,259 0,0">
          <text:p/>
        </draw:polyline>
        <draw:polyline draw:style-name="gr3" draw:text-style-name="P1" draw:layer="layout" svg:width="0.143cm" svg:height="0.2cm" svg:x="14.452cm" svg:y="13.312cm" svg:viewBox="0 0 144 201" draw:points="130,187 100,201 43,201 15,187 0,159 0,43 15,15 43,0 100,0 130,15 144,43 144,72 0,100">
          <text:p/>
        </draw:polyline>
        <draw:polyline draw:style-name="gr3" draw:text-style-name="P1" draw:layer="layout" svg:width="0.129cm" svg:height="0.2cm" svg:x="14.709cm" svg:y="13.312cm" svg:viewBox="0 0 130 201" draw:points="0,187 29,201 87,201 116,187 130,159 130,144 116,115 87,100 43,100 15,86 0,58 0,43 15,15 43,0 87,0 116,15">
          <text:p/>
        </draw:polyline>
        <draw:polyline draw:style-name="gr3" draw:text-style-name="P1" draw:layer="layout" svg:width="0.086cm" svg:height="0.457cm" svg:x="14.938cm" svg:y="13.17cm" svg:viewBox="0 0 87 458" draw:points="0,458 14,443 43,401 57,372 72,329 87,257 87,200 72,128 57,85 43,57 14,14 0,0">
          <text:p/>
        </draw:polyline>
        <draw:polygon draw:style-name="gr3" draw:text-style-name="P1" draw:layer="layout" svg:width="0.153cm" svg:height="0.153cm" svg:x="8.267cm" svg:y="13.696cm" svg:viewBox="0 0 154 154" draw:points="154,154 154,0 0,0 0,154">
          <text:p/>
        </draw:polygon>
        <draw:line draw:style-name="gr3" draw:text-style-name="P1" draw:layer="layout" svg:x1="8.895cm" svg:y1="13.908cm" svg:x2="8.724cm" svg:y2="13.908cm">
          <text:p/>
        </draw:line>
        <draw:polyline draw:style-name="gr3" draw:text-style-name="P1" draw:layer="layout" svg:width="0.085cm" svg:height="0.3cm" svg:x="8.724cm" svg:y="13.608cm" svg:viewBox="0 0 86 301" draw:points="86,301 86,0 57,43 28,72 0,86">
          <text:p/>
        </draw:polyline>
        <draw:polyline draw:style-name="gr3" draw:text-style-name="P1" draw:layer="layout" svg:width="0.029cm" svg:height="0.028cm" svg:x="9.009cm" svg:y="13.88cm" svg:viewBox="0 0 30 29" draw:points="15,0 30,14 15,29 0,14 15,0 15,29">
          <text:p/>
        </draw:polyline>
        <draw:polyline draw:style-name="gr3" draw:text-style-name="P1" draw:layer="layout" svg:width="0.172cm" svg:height="0.3cm" svg:x="9.152cm" svg:y="13.608cm" svg:viewBox="0 0 173 301" draw:points="157,0 15,0 0,143 15,129 43,115 115,115 143,129 157,143 173,172 173,243 157,272 143,286 115,301 43,301 15,286 0,272">
          <text:p/>
        </draw:polyline>
        <draw:polygon draw:style-name="gr3" draw:text-style-name="P1" draw:layer="layout" svg:width="0.171cm" svg:height="0.3cm" svg:x="9.438cm" svg:y="13.608cm" svg:viewBox="0 0 172 301" draw:points="72,0 101,0 130,15 144,29 158,58 172,115 172,186 158,243 144,272 130,286 101,301 72,301 43,286 29,272 14,243 0,186 0,115 14,58 29,29 43,15">
          <text:p/>
        </draw:polygon>
        <draw:line draw:style-name="gr3" draw:text-style-name="P1" draw:layer="layout" svg:x1="9.738cm" svg:y1="13.908cm" svg:x2="9.738cm" svg:y2="13.708cm">
          <text:p/>
        </draw:line>
        <draw:polyline draw:style-name="gr3" draw:text-style-name="P1" draw:layer="layout" svg:width="0.129cm" svg:height="0.2cm" svg:x="9.738cm" svg:y="13.708cm" svg:viewBox="0 0 130 201" draw:points="0,29 14,15 43,0 87,0 115,15 130,43 130,201">
          <text:p/>
        </draw:polyline>
        <draw:polyline draw:style-name="gr3" draw:text-style-name="P1" draw:layer="layout" svg:width="0.128cm" svg:height="0.2cm" svg:x="9.867cm" svg:y="13.708cm" svg:viewBox="0 0 129 201" draw:points="0,43 14,15 42,0 86,0 115,15 129,43 129,201">
          <text:p/>
        </draw:polyline>
        <draw:line draw:style-name="gr3" draw:text-style-name="P1" draw:layer="layout" svg:x1="10.138cm" svg:y1="13.908cm" svg:x2="10.138cm" svg:y2="13.708cm">
          <text:p/>
        </draw:line>
        <draw:polyline draw:style-name="gr3" draw:text-style-name="P1" draw:layer="layout" svg:width="0.129cm" svg:height="0.2cm" svg:x="10.138cm" svg:y="13.708cm" svg:viewBox="0 0 130 201" draw:points="0,29 14,15 44,0 87,0 115,15 130,43 130,201">
          <text:p/>
        </draw:polyline>
        <draw:polyline draw:style-name="gr3" draw:text-style-name="P1" draw:layer="layout" svg:width="0.128cm" svg:height="0.2cm" svg:x="10.267cm" svg:y="13.708cm" svg:viewBox="0 0 129 201" draw:points="0,43 14,15 43,0 86,0 115,15 129,43 129,201">
          <text:p/>
        </draw:polyline>
        <draw:line draw:style-name="gr3" draw:text-style-name="P1" draw:layer="layout" svg:x1="10.982cm" svg:y1="13.594cm" svg:x2="10.724cm" svg:y2="13.981cm">
          <text:p/>
        </draw:line>
        <draw:polygon draw:style-name="gr3" draw:text-style-name="P1" draw:layer="layout" svg:width="0.172cm" svg:height="0.3cm" svg:x="11.295cm" svg:y="13.608cm" svg:viewBox="0 0 173 301" draw:points="72,0 101,0 130,15 144,29 158,58 173,115 173,186 158,243 144,272 130,286 101,301 72,301 43,286 29,272 14,243 0,186 0,115 14,58 29,29 43,15">
          <text:p/>
        </draw:polygon>
        <draw:polyline draw:style-name="gr3" draw:text-style-name="P1" draw:layer="layout" svg:width="0.028cm" svg:height="0.028cm" svg:x="11.581cm" svg:y="13.88cm" svg:viewBox="0 0 29 29" draw:points="14,0 29,14 14,29 0,14 14,0 14,29">
          <text:p/>
        </draw:polyline>
        <draw:polygon draw:style-name="gr3" draw:text-style-name="P1" draw:layer="layout" svg:width="0.171cm" svg:height="0.3cm" svg:x="11.724cm" svg:y="13.608cm" svg:viewBox="0 0 172 301" draw:points="71,0 100,0 128,15 143,29 157,58 172,115 172,186 157,243 143,272 128,286 100,301 71,301 43,286 28,272 14,243 0,186 0,115 14,58 28,29 43,15">
          <text:p/>
        </draw:polygon>
        <draw:polyline draw:style-name="gr3" draw:text-style-name="P1" draw:layer="layout" svg:width="0.172cm" svg:height="0.3cm" svg:x="12.009cm" svg:y="13.608cm" svg:viewBox="0 0 173 301" draw:points="159,0 15,0 0,143 15,129 43,115 116,115 144,129 159,143 173,172 173,243 159,272 144,286 116,301 43,301 15,286 0,272">
          <text:p/>
        </draw:polyline>
        <draw:polyline draw:style-name="gr3" draw:text-style-name="P1" draw:layer="layout" svg:width="0.172cm" svg:height="0.3cm" svg:x="12.295cm" svg:y="13.608cm" svg:viewBox="0 0 173 301" draw:points="29,301 86,301 115,286 130,272 158,229 173,172 173,58 158,29 144,15 115,0 57,0 29,15 14,29 0,58 0,129 14,158 29,172 57,186 115,186 144,172 158,158 173,129">
          <text:p/>
        </draw:polyline>
        <draw:line draw:style-name="gr3" draw:text-style-name="P1" draw:layer="layout" svg:x1="12.581cm" svg:y1="13.608cm" svg:x2="12.581cm" svg:y2="13.666cm">
          <text:p/>
        </draw:line>
        <draw:line draw:style-name="gr3" draw:text-style-name="P1" draw:layer="layout" svg:x1="12.695cm" svg:y1="13.608cm" svg:x2="12.695cm" svg:y2="13.666cm">
          <text:p/>
        </draw:line>
        <draw:polyline draw:style-name="gr3" draw:text-style-name="P1" draw:layer="layout" svg:width="0.086cm" svg:height="0.457cm" svg:x="13.052cm" svg:y="13.566cm" svg:viewBox="0 0 87 458" draw:points="87,458 72,443 43,401 29,371 15,328 0,257 0,200 15,128 29,85 43,57 72,14 87,0">
          <text:p/>
        </draw:polyline>
        <draw:line draw:style-name="gr3" draw:text-style-name="P1" draw:layer="layout" svg:x1="13.381cm" svg:y1="13.708cm" svg:x2="13.381cm" svg:y2="13.908cm">
          <text:p/>
        </draw:line>
        <draw:polyline draw:style-name="gr3" draw:text-style-name="P1" draw:layer="layout" svg:width="0.186cm" svg:height="0.214cm" svg:x="13.238cm" svg:y="13.594cm" svg:viewBox="0 0 187 215" draw:points="71,0 0,215 187,215">
          <text:p/>
        </draw:polyline>
        <draw:line draw:style-name="gr3" draw:text-style-name="P1" draw:layer="layout" svg:x1="13.767cm" svg:y1="13.908cm" svg:x2="13.767cm" svg:y2="13.608cm">
          <text:p/>
        </draw:line>
        <draw:polyline draw:style-name="gr3" draw:text-style-name="P1" draw:layer="layout" svg:width="0.128cm" svg:height="0.2cm" svg:x="13.767cm" svg:y="13.708cm" svg:viewBox="0 0 129 201" draw:points="129,201 129,43 114,15 85,0 42,0 14,15 0,29">
          <text:p/>
        </draw:polyline>
        <draw:polygon draw:style-name="gr3" draw:text-style-name="P1" draw:layer="layout" svg:width="0.157cm" svg:height="0.2cm" svg:x="14.024cm" svg:y="13.708cm" svg:viewBox="0 0 158 201" draw:points="58,201 29,187 14,173 0,144 0,58 14,29 29,15 58,0 101,0 129,15 144,29 158,58 158,144 144,173 129,187 101,201">
          <text:p/>
        </draw:polygon>
        <draw:polyline draw:style-name="gr3" draw:text-style-name="P1" draw:layer="layout" svg:width="0.043cm" svg:height="0.3cm" svg:x="14.309cm" svg:y="13.608cm" svg:viewBox="0 0 44 301" draw:points="44,301 15,286 0,258 0,0">
          <text:p/>
        </draw:polyline>
        <draw:polyline draw:style-name="gr3" draw:text-style-name="P1" draw:layer="layout" svg:width="0.143cm" svg:height="0.2cm" svg:x="14.452cm" svg:y="13.708cm" svg:viewBox="0 0 144 201" draw:points="130,187 100,201 43,201 15,187 0,159 0,43 15,15 43,0 100,0 130,15 144,43 144,72 0,100">
          <text:p/>
        </draw:polyline>
        <draw:polyline draw:style-name="gr3" draw:text-style-name="P1" draw:layer="layout" svg:width="0.129cm" svg:height="0.2cm" svg:x="14.709cm" svg:y="13.708cm" svg:viewBox="0 0 130 201" draw:points="0,187 29,201 87,201 116,187 130,159 130,144 116,115 87,100 43,100 15,86 0,58 0,43 15,15 43,0 87,0 116,15">
          <text:p/>
        </draw:polyline>
        <draw:polyline draw:style-name="gr3" draw:text-style-name="P1" draw:layer="layout" svg:width="0.086cm" svg:height="0.457cm" svg:x="14.938cm" svg:y="13.566cm" svg:viewBox="0 0 87 458" draw:points="0,458 14,443 43,401 57,371 72,328 87,257 87,200 72,128 57,85 43,57 14,14 0,0">
          <text:p/>
        </draw:poly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1" svg:font-family="Helvetica"/>
    <style:font-face style:name="DejaVu Sans1" svg:font-family="'DejaVu Sans'" style:font-pitch="variable"/>
    <style:font-face style:name="Helvetica" svg:font-family="Helvetica"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2cm" fo:margin-bottom="1cm" fo:margin-left="8.2cm" fo:margin-right="1cm" fo:page-width="29.703cm" fo:page-height="21.02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1-07-17T10:57:20.999627080</dc:date>
    <meta:editing-duration>PT2M47S</meta:editing-duration>
    <meta:editing-cycles>1</meta:editing-cycles>
    <meta:generator>LibreOffice/6.4.6.2$Linux_X86_64 LibreOffice_project/40$Build-2</meta:generator>
    <meta:document-statistic meta:object-count="173"/>
  </office:meta>
</office:document-meta>
</file>